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Total MSE</text:p>
          </table:table-cell>
          <table:table-cell table:style-name="ce1" office:value-type="string" calcext:value-type="string">
            <text:p>Min MSE</text:p>
          </table:table-cell>
          <table:table-cell table:style-name="ce1" office:value-type="string" calcext:value-type="string">
            <text:p>Max MSE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office:value-type="float" office:value="0.0145506882654139" calcext:value-type="float">
            <text:p>0.014550688265414</text:p>
          </table:table-cell>
          <table:table-cell office:value-type="float" office:value="0.000423457793658599" calcext:value-type="float">
            <text:p>0.000423457793659</text:p>
          </table:table-cell>
          <table:table-cell office:value-type="float" office:value="0.0542798154056072" calcext:value-type="float">
            <text:p>0.054279815405607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office:value-type="float" office:value="0.0147305133091208" calcext:value-type="float">
            <text:p>0.014730513309121</text:p>
          </table:table-cell>
          <table:table-cell office:value-type="float" office:value="0.00170621345750988" calcext:value-type="float">
            <text:p>0.00170621345751</text:p>
          </table:table-cell>
          <table:table-cell office:value-type="float" office:value="0.0290752854198217" calcext:value-type="float">
            <text:p>0.029075285419822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office:value-type="float" office:value="0.0149756933820723" calcext:value-type="float">
            <text:p>0.014975693382072</text:p>
          </table:table-cell>
          <table:table-cell table:style-name="Default" office:value-type="float" office:value="0.00271672382950783" calcext:value-type="float">
            <text:p>0.002716723829508</text:p>
          </table:table-cell>
          <table:table-cell office:value-type="float" office:value="0.0209047552198172" calcext:value-type="float">
            <text:p>0.020904755219817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table:style-name="ce3" office:value-type="float" office:value="0.0143429869785905" calcext:value-type="float">
            <text:p>0.014342986978591</text:p>
          </table:table-cell>
          <table:table-cell table:number-columns-repeated="2" office:value-type="float" office:value="0.0143429869785905" calcext:value-type="float">
            <text:p>0.014342986978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2T16:34:19.812882920</meta:creation-date>
    <meta:generator>LibreOffice/6.0.7.3$Linux_X86_64 LibreOffice_project/00m0$Build-3</meta:generator>
    <dc:date>2023-08-22T16:53:45.678501082</dc:date>
    <meta:editing-duration>PT19M23S</meta:editing-duration>
    <meta:editing-cycles>5</meta:editing-cycles>
    <meta:document-statistic meta:table-count="1" meta:cell-count="20" meta:object-count="0"/>
  </office:meta>
</office:document-meta>
</file>